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25c5a5"/>
    </style:style>
    <style:style style:name="P2" style:family="paragraph" style:parent-style-name="Text_20_body">
      <style:text-properties style:font-name="Liberation Mono" fo:language="pt" fo:country="BR" fo:font-weight="normal" officeooo:rsid="003013eb" officeooo:paragraph-rsid="0031eb98" style:font-weight-asian="normal" style:font-weight-complex="normal"/>
    </style:style>
    <style:style style:name="P3" style:family="paragraph" style:parent-style-name="Standard">
      <style:text-properties officeooo:rsid="001e8450" officeooo:paragraph-rsid="001e8450"/>
    </style:style>
    <style:style style:name="P4" style:family="paragraph" style:parent-style-name="Heading_20_3">
      <style:text-properties officeooo:rsid="002e5e66" officeooo:paragraph-rsid="002e5e66"/>
    </style:style>
    <style:style style:name="P5" style:family="paragraph" style:parent-style-name="Heading_20_1">
      <style:text-properties officeooo:rsid="0049b2e6" officeooo:paragraph-rsid="0049b2e6"/>
    </style:style>
    <style:style style:name="P6" style:family="paragraph" style:parent-style-name="Text_20_body" style:list-style-name="L8"/>
    <style:style style:name="P7" style:family="paragraph" style:parent-style-name="Text_20_body" style:list-style-name="L8">
      <style:text-properties officeooo:paragraph-rsid="002629fc"/>
    </style:style>
    <style:style style:name="P8" style:family="paragraph" style:parent-style-name="Text_20_body" style:list-style-name="L8">
      <style:text-properties fo:font-weight="normal" officeooo:rsid="0025c5a5" officeooo:paragraph-rsid="0025c5a5" style:font-weight-asian="normal" style:font-weight-complex="normal"/>
    </style:style>
    <style:style style:name="P9" style:family="paragraph" style:parent-style-name="Text_20_body" style:list-style-name="L8">
      <style:text-properties fo:font-weight="normal" officeooo:rsid="002629fc" officeooo:paragraph-rsid="002629fc" style:font-weight-asian="normal" style:font-weight-complex="normal"/>
    </style:style>
    <style:style style:name="P10" style:family="paragraph" style:parent-style-name="Text_20_body" style:list-style-name="L8">
      <style:text-properties officeooo:rsid="002629fc" officeooo:paragraph-rsid="002629fc"/>
    </style:style>
    <style:style style:name="P11" style:family="paragraph" style:parent-style-name="Text_20_body" style:list-style-name="L8">
      <style:text-properties fo:color="#ff0000" fo:font-weight="normal" officeooo:rsid="002629fc" officeooo:paragraph-rsid="002629fc" style:font-weight-asian="normal" style:font-weight-complex="normal"/>
    </style:style>
    <style:style style:name="P12" style:family="paragraph" style:parent-style-name="Text_20_body" style:list-style-name="L8">
      <style:text-properties style:use-window-font-color="true" officeooo:rsid="002629fc" officeooo:paragraph-rsid="002629fc"/>
    </style:style>
    <style:style style:name="P13" style:family="paragraph" style:parent-style-name="Text_20_body" style:list-style-name="L8">
      <style:text-properties style:use-window-font-color="true" fo:font-weight="normal" officeooo:rsid="00282630" officeooo:paragraph-rsid="00282630" style:font-weight-asian="normal" style:font-weight-complex="normal"/>
    </style:style>
    <style:style style:name="P14" style:family="paragraph" style:parent-style-name="Text_20_body" style:list-style-name="L8">
      <style:text-properties style:use-window-font-color="true" fo:font-weight="normal" officeooo:rsid="002a4f24" officeooo:paragraph-rsid="002a4f24" style:font-weight-asian="normal" style:font-weight-complex="normal"/>
    </style:style>
    <style:style style:name="P15" style:family="paragraph" style:parent-style-name="Text_20_body" style:list-style-name="L8">
      <style:text-properties style:use-window-font-color="true" officeooo:rsid="002a4f24" officeooo:paragraph-rsid="002a4f24"/>
    </style:style>
    <style:style style:name="P16" style:family="paragraph" style:parent-style-name="Text_20_body" style:list-style-name="L9">
      <style:text-properties style:font-name="Liberation Mono" fo:language="pt" fo:country="BR" fo:font-weight="normal" officeooo:rsid="003013eb" officeooo:paragraph-rsid="003013eb" style:font-weight-asian="normal" style:font-weight-complex="normal"/>
    </style:style>
    <style:style style:name="P17" style:family="paragraph" style:parent-style-name="Text_20_body">
      <style:text-properties style:font-name="Times New Roman" fo:language="pt" fo:country="BR" fo:font-weight="normal" officeooo:rsid="0031eb98" officeooo:paragraph-rsid="003234c1" style:font-weight-asian="normal" style:font-weight-complex="normal"/>
    </style:style>
    <style:style style:name="P18" style:family="paragraph" style:parent-style-name="Text_20_body">
      <style:text-properties officeooo:rsid="0047c3f7" officeooo:paragraph-rsid="0047c3f7"/>
    </style:style>
    <style:style style:name="P19" style:family="paragraph" style:parent-style-name="Text_20_body" style:list-style-name="L10"/>
    <style:style style:name="P20" style:family="paragraph" style:parent-style-name="Text_20_body">
      <style:text-properties officeooo:paragraph-rsid="004e9c30"/>
    </style:style>
    <style:style style:name="P21" style:family="paragraph" style:parent-style-name="Title">
      <style:text-properties officeooo:rsid="0047c3f7" officeooo:paragraph-rsid="0047c3f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1bf3" style:font-weight-asian="normal" style:font-weight-complex="normal"/>
    </style:style>
    <style:style style:name="T4" style:family="text">
      <style:text-properties fo:font-weight="normal" officeooo:rsid="00243cea" style:font-weight-asian="normal" style:font-weight-complex="normal"/>
    </style:style>
    <style:style style:name="T5" style:family="text">
      <style:text-properties fo:font-weight="normal" officeooo:rsid="00223d3d" style:font-weight-asian="normal" style:font-weight-complex="normal"/>
    </style:style>
    <style:style style:name="T6" style:family="text">
      <style:text-properties fo:font-weight="normal" officeooo:rsid="002629fc" style:font-weight-asian="normal" style:font-weight-complex="normal"/>
    </style:style>
    <style:style style:name="T7" style:family="text">
      <style:text-properties fo:font-weight="normal" officeooo:rsid="00282630" style:font-weight-asian="normal" style:font-weight-complex="normal"/>
    </style:style>
    <style:style style:name="T8" style:family="text">
      <style:text-properties fo:font-weight="normal" officeooo:rsid="002c4589" style:font-weight-asian="normal" style:font-weight-complex="normal"/>
    </style:style>
    <style:style style:name="T9" style:family="text">
      <style:text-properties officeooo:rsid="002e5e66"/>
    </style:style>
    <style:style style:name="T10" style:family="text">
      <style:text-properties officeooo:rsid="00398313"/>
    </style:style>
    <style:style style:name="T11" style:family="text">
      <style:text-properties officeooo:rsid="000f04d2"/>
    </style:style>
    <style:style style:name="T12" style:family="text">
      <style:text-properties style:font-name="Times New Roman" officeooo:rsid="0031eb98"/>
    </style:style>
    <style:style style:name="T13" style:family="text">
      <style:text-properties officeooo:rsid="003234c1"/>
    </style:style>
    <style:style style:name="T14" style:family="text">
      <style:text-properties officeooo:rsid="0035e334"/>
    </style:style>
    <style:style style:name="T15" style:family="text">
      <style:text-properties officeooo:rsid="003787e7"/>
    </style:style>
    <style:style style:name="T16" style:family="text">
      <style:text-properties officeooo:rsid="00387a96"/>
    </style:style>
    <style:style style:name="T17" style:family="text">
      <style:text-properties officeooo:rsid="003b7adc"/>
    </style:style>
    <style:style style:name="T18" style:family="text">
      <style:text-properties officeooo:rsid="003d71a0"/>
    </style:style>
    <style:style style:name="T19" style:family="text">
      <style:text-properties officeooo:rsid="00223d3d"/>
    </style:style>
    <style:style style:name="T20" style:family="text">
      <style:text-properties style:font-name="Lucida Console" fo:font-weight="normal" officeooo:rsid="00223d3d" style:font-weight-asian="normal" style:font-weight-complex="normal"/>
    </style:style>
    <style:style style:name="T21" style:family="text">
      <style:text-properties officeooo:rsid="0041f16e"/>
    </style:style>
    <style:style style:name="T22" style:family="text">
      <style:text-properties officeooo:rsid="0042bc63"/>
    </style:style>
    <style:style style:name="T23" style:family="text">
      <style:text-properties officeooo:rsid="0043f9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a compilação, instalação e teste do RTAI</text:p>
      <text:p text:style-name="P18"/>
      <text:h text:style-name="P5" text:outline-level="1">Esforsos preliminares</text:h>
      <text:p text:style-name="P3"/>
      <text:p text:style-name="Text_20_body"><text:tab/>Após aplicar o patch <text:span text:style-name="T1">hal-linux-4.4.43-x86-6.patch</text:span> sobre o código do kernel 4.4.43, configuração VANILLA, mais as configurações recomendadas pela documentação do RTAI, a compilação falha no modulo <text:span text:style-name="T1">arch/x86/kernel/ipipe.o</text:span>.</text:p>
      <text:p text:style-name="Text_20_body">Seguindo uma dica postada em: <text:a xlink:type="simple" xlink:href="http://www.xenomai.org/pipermail/xenomai/2017-May/037295.html" text:style-name="Internet_20_link" text:visited-style-name="Visited_20_Internet_20_Link">http://www.xenomai.org/pipermail/xenomai/2017-May/037295.html</text:a>, removi a opção: <text:span text:style-name="T1">AMD MCE features</text:span> do menu <text:span text:style-name="T1">Processor type and features </text:span><text:span text:style-name="T3">e o problema foi resolvido.</text:span></text:p>
      <text:p text:style-name="P20"><text:span text:style-name="T3"><text:tab/>G</text:span><text:span text:style-name="T2">erar os arquivos de documentação apartir da compilação do RTAI gera um erro pela falta do arquivo fop.sh </text:span><text:span text:style-name="T4">durante a exeução do script de configuração dos fontes para a compilação. </text:span><text:span text:style-name="T2">Desabilitar a geração da documentação durante a compilação do RTAI nas opções do menuconfig resolve o problema.</text:span></text:p>
      <text:p text:style-name="P20"><text:tab/><text:span text:style-name="T19">As tentativas iniciais de compilação do RTAI apontando para um kernel com as mesmas configurações das utilizadas no kernel com patch PREMPT-RT, alem das exigidas pelo próprio RTAI, apresentaram o erro:</text:span></text:p>
      <text:list xml:id="list927058107333316981" text:style-name="L10">
        <text:list-item>
          <text:p text:style-name="P19">scripts/Makefile.build:258: recipe for target '/usr/src/rtai-5.0.1/base/arch/x86/hal/hal.o' failed</text:p>
        </text:list-item>
      </text:list>
      <text:p text:style-name="Text_20_body"><text:span text:style-name="T21">A repetição deste erro em diferentes combinações de versões do kernel e do RTAI</text:span> mostra que algum item de configuração do kernel deve está provocando incompatibilidade com as necessidades do RTAI.</text:p>
      <text:p text:style-name="Text_20_body"><text:tab/><text:span text:style-name="T22">Assim, diversas compilações foram feitas para isolar o problema.</text:span></text:p>
      <text:h text:style-name="Heading_20_1" text:outline-level="1">Compilação do RTAI – kernel 4.4.43 VANILLA + RTAI 5.0.1</text:h>
      <text:p text:style-name="P1"/>
      <text:p text:style-name="Text_20_body"><text:tab/>Neste teste será utilizado um kernel versão 4.4.43 VANILLA com a configuração mínima recomendada por: <text:s/><text:span text:style-name="T4">RTAI-TARGET-HOWTO.txt, </text:span><text:span text:style-name="T2">também será seguido o passo-a-passo de </text:span><text:soft-page-break/><text:span text:style-name="T2">compilação e instalação sugerido pelo mesmo arquivo.</text:span></text:p>
      <text:list xml:id="list5301166828148875045" text:style-name="L8">
        <text:list-item>
          <text:p text:style-name="P6"><text:span text:style-name="T4">B</text:span><text:span text:style-name="T2">aixar os fontes do kernel linux e do rtai</text:span></text:p>
        </text:list-item>
        <text:list-item>
          <text:p text:style-name="P6">Descompactar os fontes em /usr/src/</text:p>
        </text:list-item>
        <text:list-item>
          <text:p text:style-name="P8">Criar um link para os fontes do kernel: /usr/src/linux</text:p>
        </text:list-item>
        <text:list-item>
          <text:p text:style-name="P8">Criar um link para os fontes do RTAI: /usr/src/rtai</text:p>
        </text:list-item>
        <text:list-item>
          <text:p text:style-name="P8">Aplicar o patch adequado ao kernel do linux</text:p>
        </text:list-item>
        <text:list-item>
          <text:p text:style-name="P10"><text:span text:style-name="T5">C</text:span><text:span text:style-name="T2">onfigurar o kernel,. Alguns parâmetros de configuração sitados no arquivo de howto não estão mais presentes nesta vrsão do kernel linux.</text:span></text:p>
          <text:list>
            <text:list-item>
              <text:p text:style-name="P7"><text:span text:style-name="T6">A opção Enable l</text:span><text:span text:style-name="T2">oadable module support </text:span><text:span text:style-name="T6">deve está habilitada e seu parâmetro Module versioning suporte, desabilitado.</text:span></text:p>
            </text:list-item>
            <text:list-item>
              <text:p text:style-name="P9">Em Processor type and features o parâmetro Iterrupt pipeline deve ser habilitado.</text:p>
            </text:list-item>
            <text:list-item>
              <text:p text:style-name="P11">Em Processor type and features o parâmetro IO-APIC support on uniprocessor deve esá desabilitado.</text:p>
            </text:list-item>
            <text:list-item>
              <text:p text:style-name="P12"><text:span text:style-name="T2">Em </text:span><text:span text:style-name="T7">File systems -&gt; Pseudo filesystems, o parâmetro /proc file system support deve está habilitado.</text:span></text:p>
            </text:list-item>
          </text:list>
        </text:list-item>
        <text:list-item>
          <text:p text:style-name="P13">Executar a compilação do kernel: make -&gt; make modules_install -&gt; make install.</text:p>
        </text:list-item>
        <text:list-item>
          <text:p text:style-name="P14">Reiniciar o sistema e carregar o novo kernel. A compilação do RTAI só pode ser executada em um kernel com o patch devidamente aplicado.</text:p>
        </text:list-item>
        <text:list-item>
          <text:p text:style-name="P14">Criar um diretório /usr/realtime.</text:p>
        </text:list-item>
        <text:list-item>
          <text:p text:style-name="P15"><text:span text:style-name="T2">Compilar e instalar o RTAI, make -&gt; make install. </text:span><text:span text:style-name="T8">Na etapa de configuração não altere nenhum parâmetro.</text:span></text:p>
        </text:list-item>
      </text:list>
      <text:h text:style-name="Heading_20_1" text:outline-level="1">Compilações alternativas</text:h>
      <text:p text:style-name="Text_20_body"><text:tab/>Nesta seção será relatada as tentativas de compilar o kernel linux 4.4.43 vanilla e RTAI 5.0.1</text:p>
      <text:p text:style-name="Text_20_body">com configuração proxima a utilizada pelo kernel RTLinux.</text:p>
      <text:h text:style-name="P4" text:outline-level="3">Compilação e geração de pacote .deb para instalação do kernel</text:h>
      <text:p text:style-name="Text_20_body"><text:tab/><text:span text:style-name="T9">Execução da compilação do kernel com as configurações presentes no arquivo <text:s/>RTAI-TARGET-HOWTO.txt (conforme seções anteriores) utilizando o comando fakeroot para geração de pacotes .deb para posterior instalação do kernel.</text:span></text:p>
      <text:p text:style-name="Text_20_body"><text:tab/>Os fontes do kernel e do rtai foram colocados no diretório do usuário.</text:p>
      <text:p text:style-name="Text_20_body"><text:soft-page-break/><text:tab/>O comando para <text:s/>compilação do kernel foi:</text:p>
      <text:list xml:id="list579163193585308745" text:style-name="L9">
        <text:list-item>
          <text:p text:style-name="P16"><text:span text:style-name="T10">#</text:span>fakeroot make-kpkg --initrd --revision=1.0.<text:span text:style-name="T11">RTS</text:span> kernel_image kernel_headers<text:tab/></text:p>
        </text:list-item>
      </text:list>
      <text:p text:style-name="P2"><text:tab/><text:span text:style-name="T12">Em seguida o rtai foi compilado conforme já realizado em seções anteriores, com a única mudança feita no local dos fontes do linux: /home/usuario/linux-4.4.43</text:span></text:p>
      <text:p text:style-name="P17"><text:tab/>O procedimento foi executado com sucesso, porém os pacotes até poderão ser instalados em outras máquinas mas o rtai terá que apontar para fo<text:span text:style-name="T18">n</text:span>tes do kernel com o patch aplicado e compilado. <text:span text:style-name="T17">Esta exigência, a princípio, impede a distribuição de pacotes pré compilados do kernel e do próprio RTAI. Mostra-se necessário mais estudos quanto a estas possibilidades. Um caminho promissor parece ser a utilização da pasta criada durante a instalação do kernel (linux-headers) em /usr/src/ como caminho para os fontes com o patch aplicado exigidos pelo RTAI. Uma tentativa inicial despretensiosa, apesar da falha na compilação, se mostrou promissora. </text:span></text:p>
      <text:h text:style-name="Heading_20_3" text:outline-level="3"><text:s/><text:span text:style-name="T13">Compilação com as configurações do kernel PREMPT-RT</text:span></text:h>
      <text:p text:style-name="Text_20_body"><text:tab/><text:span text:style-name="T14">Teste 1: Ao aplicar as configurações do kernel usadas na primeira versão de configuração do RTLinux e compilar o RTAI sobre este kernel ocorreu um erro no arquivo hal.o.</text:span></text:p>
      <text:p text:style-name="Text_20_body"><text:tab/><text:span text:style-name="T14">Teste 2: Como RTAI não faz uso da prempção nativa do kernel linux, esta opção foi revertida a configuração padrão do kernel vanilla. Mesmo após a reversão a compilação do RTAI apresentou o mesmo erro.</text:span></text:p>
      <text:p text:style-name="Text_20_body"><text:tab/><text:span text:style-name="T14">Teste 3: Seleção do proecessador de 486 para Pentium-Classic. A compilação do RTAI mediante esta alteração foi bem sucedida.</text:span></text:p>
      <text:p text:style-name="Text_20_body"><text:tab/><text:span text:style-name="T15">Teste 4: Pentium-Classic + Kernel com preempção mais alta. Compilação e execução dos testes do RTAI ocorreram sem problema.</text:span></text:p>
      <text:p text:style-name="Text_20_body"><text:tab/><text:span text:style-name="T16">Teste 5: Remoção do suporte a gerenciamento de energia: ACPI (todas os modos), CPU IDLE, CPU Frequency Scaling e de todas as opções de debug. A compilação do RTAI ocorre sem problemas, porém a execução do teste de latência apresenta um erro ao ser finalizada, este acusa que alguns modulos não estão carregados.</text:span></text:p>
      <text:p text:style-name="Text_20_body"><text:tab/><text:span text:style-name="T22">Após a execução destas cinco versões de arquivos de configuração do kernel podemos dizer que a otimização do mesmo para processadores 486 impossibilita a compilação do RTAI, provocando erro no arquivo hal.o. Este fato nos faz duvidar da possíbilidade de execução do RTAI em maquinas baseadas neste processador, embora diante de diversos outras possíbilidades de arquiteturas e processadores mais modernos este talvez não seja um problema muito relevante.</text:span></text:p>
      <text:p text:style-name="Text_20_body"><text:tab/><text:span text:style-name="T23">Diante deste problema a configuração do kernel usado nos testes do PREMPT-RT deverá ter </text:span><text:soft-page-break/><text:span text:style-name="T23">este parâmetro alter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H52M6S</meta:editing-duration>
    <meta:editing-cycles>38</meta:editing-cycles>
    <meta:generator>LibreOffice/5.1.1.3$Windows_X86_64 LibreOffice_project/89f508ef3ecebd2cfb8e1def0f0ba9a803b88a6d</meta:generator>
    <dc:date>2017-10-05T21:48:35.713000000</dc:date>
    <meta:document-statistic meta:table-count="0" meta:image-count="0" meta:object-count="0" meta:page-count="4" meta:paragraph-count="43" meta:word-count="880" meta:character-count="5739" meta:non-whitespace-character-count="4900"/>
    <meta:user-defined meta:name="Info 1"/>
    <meta:user-defined meta:name="Info 2"/>
    <meta:user-defined meta:name="Info 3"/>
    <meta:user-defined meta:name="Info 4"/>
  </office:meta>
</office:document-meta>
</file>